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NodeIdIterator.FileNodeIdIterator( ArrayList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NodeId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SBlobStore.createId( PropertyId id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FsPersistenceManager.buildNodeFilePath( StringBuffer buf , NodeId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undleFsPersistenceManager.getUUIDFromFileName( String fileNam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BundleFsPersistenceManager.setBlobFSBlockSize( String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FsPersistenceManager.getBlobFSBlock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NodeId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NodeId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FsPersistenceManager.getBi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FsPersistenceManager.storeBundle( NodePropBundle bund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BundleFsPersistenceManager.init( PM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BundleFsPersistenceManager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undleFsPersistenceManager.logException( String message , SQLException 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undleFsPersistenceManager.exists( NodeReferencesId target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undleFsPersistenceManager.getAllNodeIds( NodeId bigger , int maxCou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undleFsPersistenceManager.setErrorHandling( String errorHandl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FsPersistenceManager.getErrorHandl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FsPersistenceManager.getListRecursive( ArrayList list , String path , UUID bigger , int maxCoun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BundleFsPersistenceManager.load( NodeReferencesId target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FSBlobStore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undleFsPersistenceManager.buildNodeReferencesFilePath( StringBuffer buf , NodeReferencesId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undleFsPersistenceManag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FsPersistenceManager.destroyBundle( NodePropBundle bund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ileNodeIdIterator.nextNode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SBlobStore.FSBlobStore( FileSystem 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ndleFsPersistenceManager.getMinBlob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FsPersistenceManager.store( NodeReferences ref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BundleFsPersistenceManager.setMinBlobSize( String minBlob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FsPersistenceManager.existsBundle( NodeId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undleFsPersistenceManager.useLocalFsBlob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FsPersistenceManager.loadBundle( NodeId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BundleFsPersistenceManager.destroy( NodeReferences ref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